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c086" officeooo:paragraph-rsid="0011c086"/>
    </style:style>
    <style:style style:name="P2" style:family="paragraph" style:parent-style-name="Standard">
      <style:text-properties officeooo:paragraph-rsid="000ab7fa"/>
    </style:style>
    <style:style style:name="P3" style:family="paragraph" style:parent-style-name="Standard">
      <style:text-properties officeooo:paragraph-rsid="00130beb"/>
    </style:style>
    <style:style style:name="P4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1e8c1" officeooo:paragraph-rsid="00130beb"/>
    </style:style>
    <style:style style:name="P5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42519" officeooo:paragraph-rsid="00130beb"/>
    </style:style>
    <style:style style:name="P6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a036c" officeooo:paragraph-rsid="00130beb"/>
    </style:style>
    <style:style style:name="P7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paragraph-rsid="000ab7fa"/>
    </style:style>
    <style:style style:name="P8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paragraph-rsid="0011575c"/>
    </style:style>
    <style:style style:name="P9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0c4414" officeooo:paragraph-rsid="00130beb"/>
    </style:style>
    <style:style style:name="P10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0c4414" officeooo:paragraph-rsid="0014e3d3"/>
    </style:style>
    <style:style style:name="P11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</style:style>
    <style:style style:name="P12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30beb" officeooo:paragraph-rsid="00130beb"/>
    </style:style>
    <style:style style:name="P13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paragraph-rsid="0014e3d3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0f0386" officeooo:paragraph-rsid="000f0386"/>
    </style:style>
    <style:style style:name="P15" style:family="paragraph" style:parent-style-name="Standard">
      <style:text-properties fo:font-weight="bold" officeooo:paragraph-rsid="000ab7fa" style:font-weight-asian="bold" style:font-weight-complex="bold"/>
    </style:style>
    <style:style style:name="P16" style:family="paragraph" style:parent-style-name="Standard">
      <style:text-properties fo:font-weight="bold" officeooo:rsid="002833d9" officeooo:paragraph-rsid="00164a54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1575c" officeooo:paragraph-rsid="0014e3d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575c" style:font-weight-asian="bold" style:font-weight-complex="bold"/>
    </style:style>
    <style:style style:name="T3" style:family="text">
      <style:text-properties fo:font-weight="bold" officeooo:rsid="00130beb" style:font-weight-asian="bold" style:font-weight-complex="bold"/>
    </style:style>
    <style:style style:name="T4" style:family="text">
      <style:text-properties fo:font-weight="bold" officeooo:rsid="001a036c" style:font-weight-asian="bold" style:font-weight-complex="bold"/>
    </style:style>
    <style:style style:name="T5" style:family="text">
      <style:text-properties officeooo:rsid="0011575c"/>
    </style:style>
    <style:style style:name="T6" style:family="text">
      <style:text-properties officeooo:rsid="00130be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0beb" style:font-weight-asian="normal" style:font-weight-complex="normal"/>
    </style:style>
    <style:style style:name="T9" style:family="text">
      <style:text-properties fo:font-weight="normal" officeooo:rsid="001a036c" style:font-weight-asian="normal" style:font-weight-complex="normal"/>
    </style:style>
    <style:style style:name="T10" style:family="text">
      <style:text-properties fo:font-weight="normal" officeooo:rsid="0015c0a1" style:font-weight-asian="normal" style:font-weight-complex="normal"/>
    </style:style>
    <style:style style:name="T11" style:family="text">
      <style:text-properties fo:color="#000000"/>
    </style:style>
    <style:style style:name="T12" style:family="text">
      <style:text-properties fo:color="#000000" officeooo:rsid="001ea5a0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officeooo:rsid="0015bef2"/>
    </style:style>
    <style:style style:name="T15" style:family="text">
      <style:text-properties fo:color="#00a933"/>
    </style:style>
    <style:style style:name="T16" style:family="text">
      <style:text-properties officeooo:rsid="000ab7f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Help Stand</text:span><text:span text:style-name="T8"> - </text:span><text:span text:style-name="T7">Instructions for </text:span><text:span text:style-name="T3">Sit S</text:span><text:span text:style-name="T1">tand Test</text:span></text:p>
      <text:p text:style-name="P15"/>
      <text:p text:style-name="P16"><text:span text:style-name="T7">T</text:span><text:span text:style-name="T10">he </text:span><text:span text:style-name="T6">Sit Stand Test</text:span><text:span text:style-name="T10"> m</text:span><text:span text:style-name="T7">easures time.</text:span></text:p>
      <text:p text:style-name="P15"/>
      <text:p text:style-name="P14"><text:span text:style-name="T1">Follow the prompts</text:span> in the upper part of the video.</text:p>
      <text:p text:style-name="P7">You should <text:span text:style-name="T1">face the camera until the test is completed</text:span>.</text:p>
      <text:p text:style-name="P8">When the video starts, wait for the prompt to begin. </text:p>
      <text:p text:style-name="P13"><text:span text:style-name="T5">Initially the prompt is </text:span><text:span text:style-name="T2">yellow</text:span><text:span text:style-name="T5">.</text:span></text:p>
      <text:p text:style-name="P17">When the video starts and a box is around your face, stand up facing the camera.</text:p>
      <text:p text:style-name="P10">The prompt turns <text:span text:style-name="T1">green</text:span>. <text:span text:style-name="T5">as the subject starts to rise the first time.</text:span></text:p>
      <text:p text:style-name="P8">Stand up and sit down 5 times.</text:p>
      <text:p text:style-name="P9"><text:span text:style-name="T5">After 5 times t</text:span>he prompt turns <text:span text:style-name="T1">red</text:span> and says it is complete. The video continues a<text:span text:style-name="T5">nother</text:span> second and stops.</text:p>
      <text:p text:style-name="P12">Results are in real-time and come in a few seconds.</text:p>
      <text:p text:style-name="P11"><text:span text:style-name="T6">On the </text:span><text:span text:style-name="T3">GUI</text:span><text:span text:style-name="T6"> l</text:span>ook <text:span text:style-name="T6">in</text:span> the <text:span text:style-name="T1">Results</text:span> <text:span text:style-name="T6">column </text:span>to see the <text:span text:style-name="T2">SitStand </text:span><text:span text:style-name="T1">Elapsed time</text:span>.</text:p>
      <text:p text:style-name="P5">There are also result files of <text:span text:style-name="T4">plots (.png)</text:span><text:span text:style-name="T9"> and </text:span><text:span text:style-name="T4">videos (.avi)</text:span> in the following folder: <text:span text:style-name="T15">/home/pi/runsSitStand</text:span><text:span text:style-name="T11">.</text:span></text:p>
      <text:p text:style-name="P6"><text:span text:style-name="T13">Data output file</text:span><text:span text:style-name="T11"> will be at </text:span><text:span text:style-name="T15">/home/pi/md4/TXT_CSV</text:span><text:span text:style-name="T11">. The file </text:span><text:span text:style-name="T14">i</text:span><text:span text:style-name="T11">s </text:span><text:span text:style-name="T15">sitStand.csv</text:span><text:span text:style-name="T11">.</text:span></text:p>
      <text:p text:style-name="P4"><text:span text:style-name="T12">W</text:span><text:span text:style-name="T11">ait for the prompt in the </text:span><text:span text:style-name="T13">Shell</text:span><text:span text:style-name="T11">, </text:span><text:span text:style-name="T13">“ALL DONE”</text:span><text:span text:style-name="T11">.</text:span></text:p>
      <text:p text:style-name="P3"/>
      <text:p text:style-name="P1">This operation works by using the <text:span text:style-name="T1">Haar cascades</text:span> file, <text:span text:style-name="T1">haarcascade_frontalface_default.xml</text:span>, to find a <text:span text:style-name="T1">face</text:span>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6T01:01:17.163722705</meta:creation-date>
    <meta:generator>LibreOffice/6.1.5.2$Linux_ARM_EABI LibreOffice_project/10$Build-2</meta:generator>
    <dc:date>2022-12-21T03:54:21.798619153</dc:date>
    <meta:editing-duration>PT1H10M50S</meta:editing-duration>
    <meta:editing-cycles>7</meta:editing-cycles>
    <meta:document-statistic meta:table-count="0" meta:image-count="0" meta:object-count="0" meta:page-count="1" meta:paragraph-count="16" meta:word-count="178" meta:character-count="1007" meta:non-whitespace-character-count="844"/>
  </office:meta>
</office:document-meta>
</file>